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17mm"/>
    </style:style>
    <style:style style:name="co2" style:family="table-column">
      <style:table-column-properties fo:break-before="auto" style:column-width="4.74mm"/>
    </style:style>
    <style:style style:name="co3" style:family="table-column">
      <style:table-column-properties fo:break-before="auto" style:column-width="6.65mm"/>
    </style:style>
    <style:style style:name="co4" style:family="table-column">
      <style:table-column-properties fo:break-before="auto" style:column-width="6.44mm"/>
    </style:style>
    <style:style style:name="co5" style:family="table-column">
      <style:table-column-properties fo:break-before="auto" style:column-width="8.57mm"/>
    </style:style>
    <style:style style:name="co6" style:family="table-column">
      <style:table-column-properties fo:break-before="auto" style:column-width="10.48mm"/>
    </style:style>
    <style:style style:name="co7" style:family="table-column">
      <style:table-column-properties fo:break-before="auto" style:column-width="10.27mm"/>
    </style:style>
    <style:style style:name="co8" style:family="table-column">
      <style:table-column-properties fo:break-before="auto" style:column-width="12.38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14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nsity" table:style-name="ta1">
        <table:shapes>
          <draw:frame draw:z-index="0" draw:style-name="gr1" draw:text-style-name="P1" svg:width="277.97mm" svg:height="149.44mm" svg:x="0mm" svg:y="62.99mm">
            <draw:object draw:notify-on-update-of-ranges="density.M1:density.BU1 density.A2:density.L2 density.M2:density.BU2 density.A3:density.L3 density.M3:density.BU3 density.A4:density.L4 density.M4:density.BU4 density.A5:density.L5 density.M5:density.BU5 density.A6:density.L6 density.M6:density.BU6 density.A7:density.L7 density.M7:density.BU7 density.A8:density.L8 density.M8:density.BU8 density.A9:density.L9 density.M9:density.BU9 density.A10:density.L10 density.M10:density.BU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0.83mm" svg:height="100.84mm" svg:x="793.09mm" svg:y="58.92mm">
            <draw:object draw:notify-on-update-of-ranges="density.BY1:density.BY1 density.BY2:density.BY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column table:style-name="co8" table:number-columns-repeated="36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11" table:number-columns-repeated="9" table:default-cell-style-name="Default"/>
        <table:table-row table:style-name="ro1">
          <table:table-cell office:value-type="string" calcext:value-type="string">
            <text:p>'Saturation'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'Sat. 1'</text:p>
          </table:table-cell>
          <table:table-cell table:number-columns-repeated="7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59" calcext:value-type="float">
            <text:p>159</text:p>
          </table:table-cell>
          <table:table-cell office:value-type="float" office:value="727" calcext:value-type="float">
            <text:p>727</text:p>
          </table:table-cell>
          <table:table-cell office:value-type="float" office:value="1160" calcext:value-type="float">
            <text:p>1160</text:p>
          </table:table-cell>
          <table:table-cell office:value-type="float" office:value="2131" calcext:value-type="float">
            <text:p>2131</text:p>
          </table:table-cell>
          <table:table-cell office:value-type="float" office:value="932" calcext:value-type="float">
            <text:p>932</text:p>
          </table:table-cell>
          <table:table-cell office:value-type="float" office:value="1937" calcext:value-type="float">
            <text:p>1937</text:p>
          </table:table-cell>
          <table:table-cell office:value-type="float" office:value="4744" calcext:value-type="float">
            <text:p>4744</text:p>
          </table:table-cell>
          <table:table-cell office:value-type="float" office:value="5346" calcext:value-type="float">
            <text:p>5346</text:p>
          </table:table-cell>
          <table:table-cell office:value-type="float" office:value="8039" calcext:value-type="float">
            <text:p>8039</text:p>
          </table:table-cell>
          <table:table-cell office:value-type="float" office:value="16261" calcext:value-type="float">
            <text:p>16261</text:p>
          </table:table-cell>
          <table:table-cell office:value-type="float" office:value="15336" calcext:value-type="float">
            <text:p>15336</text:p>
          </table:table-cell>
          <table:table-cell office:value-type="float" office:value="18713" calcext:value-type="float">
            <text:p>18713</text:p>
          </table:table-cell>
          <table:table-cell office:value-type="float" office:value="23584" calcext:value-type="float">
            <text:p>23584</text:p>
          </table:table-cell>
          <table:table-cell office:value-type="float" office:value="31508" calcext:value-type="float">
            <text:p>31508</text:p>
          </table:table-cell>
          <table:table-cell office:value-type="float" office:value="38748" calcext:value-type="float">
            <text:p>38748</text:p>
          </table:table-cell>
          <table:table-cell office:value-type="float" office:value="52693" calcext:value-type="float">
            <text:p>52693</text:p>
          </table:table-cell>
          <table:table-cell office:value-type="float" office:value="67420" calcext:value-type="float">
            <text:p>67420</text:p>
          </table:table-cell>
          <table:table-cell office:value-type="float" office:value="61992" calcext:value-type="float">
            <text:p>61992</text:p>
          </table:table-cell>
          <table:table-cell office:value-type="float" office:value="69736" calcext:value-type="float">
            <text:p>69736</text:p>
          </table:table-cell>
          <table:table-cell office:value-type="float" office:value="77355" calcext:value-type="float">
            <text:p>77355</text:p>
          </table:table-cell>
          <table:table-cell office:value-type="float" office:value="85850" calcext:value-type="float">
            <text:p>85850</text:p>
          </table:table-cell>
          <table:table-cell office:value-type="float" office:value="94820" calcext:value-type="float">
            <text:p>94820</text:p>
          </table:table-cell>
          <table:table-cell office:value-type="float" office:value="76465" calcext:value-type="float">
            <text:p>76465</text:p>
          </table:table-cell>
          <table:table-cell office:value-type="float" office:value="65491" calcext:value-type="float">
            <text:p>65491</text:p>
          </table:table-cell>
          <table:table-cell office:value-type="float" office:value="56133" calcext:value-type="float">
            <text:p>56133</text:p>
          </table:table-cell>
          <table:table-cell office:value-type="float" office:value="45317" calcext:value-type="float">
            <text:p>45317</text:p>
          </table:table-cell>
          <table:table-cell office:value-type="float" office:value="33417" calcext:value-type="float">
            <text:p>33417</text:p>
          </table:table-cell>
          <table:table-cell office:value-type="float" office:value="22478" calcext:value-type="float">
            <text:p>22478</text:p>
          </table:table-cell>
          <table:table-cell office:value-type="float" office:value="12479" calcext:value-type="float">
            <text:p>12479</text:p>
          </table:table-cell>
          <table:table-cell office:value-type="float" office:value="5887" calcext:value-type="float">
            <text:p>5887</text:p>
          </table:table-cell>
          <table:table-cell office:value-type="float" office:value="2048" calcext:value-type="float">
            <text:p>2048</text:p>
          </table:table-cell>
          <table:table-cell office:value-type="float" office:value="663" calcext:value-type="float">
            <text:p>663</text:p>
          </table:table-cell>
          <table:table-cell office:value-type="float" office:value="186" calcext:value-type="float">
            <text:p>1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string" calcext:value-type="string">
            <text:p><text:s/>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.79583152331272" calcext:value-type="float">
            <text:p>4.79583152331272</text:p>
          </table:table-cell>
          <table:table-cell office:value-type="float" office:value="0.00000983857746120775" calcext:value-type="float">
            <text:p>9.83857746120775E-06</text:p>
          </table:table-cell>
          <table:table-cell/>
          <table:table-cell office:value-type="float" office:value="53.0750578343868" calcext:value-type="float">
            <text:p>53.0750578343868</text:p>
          </table:table-cell>
          <table:table-cell office:value-type="float" office:value="70.546926504113" calcext:value-type="float">
            <text:p>70.546926504113</text:p>
          </table:table-cell>
          <table:table-cell office:value-type="float" office:value="71.9999991059303" calcext:value-type="float">
            <text:p>71.9999991059303</text:p>
          </table:table-cell>
          <table:table-cell office:value-type="float" office:value="1.30945973530652" calcext:value-type="float">
            <text:p>1.30945973530652</text:p>
          </table:table-cell>
        </table:table-row>
        <table:table-row table:style-name="ro1">
          <table:table-cell office:value-type="string" calcext:value-type="string">
            <text:p>'Sat. 2'</text:p>
          </table:table-cell>
          <table:table-cell table:number-columns-repeated="28"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float" office:value="247" calcext:value-type="float">
            <text:p>247</text:p>
          </table:table-cell>
          <table:table-cell office:value-type="float" office:value="443" calcext:value-type="float">
            <text:p>443</text:p>
          </table:table-cell>
          <table:table-cell office:value-type="float" office:value="655" calcext:value-type="float">
            <text:p>655</text:p>
          </table:table-cell>
          <table:table-cell office:value-type="float" office:value="1122" calcext:value-type="float">
            <text:p>1122</text:p>
          </table:table-cell>
          <table:table-cell office:value-type="float" office:value="1690" calcext:value-type="float">
            <text:p>1690</text:p>
          </table:table-cell>
          <table:table-cell office:value-type="float" office:value="2714" calcext:value-type="float">
            <text:p>2714</text:p>
          </table:table-cell>
          <table:table-cell office:value-type="float" office:value="4374" calcext:value-type="float">
            <text:p>4374</text:p>
          </table:table-cell>
          <table:table-cell office:value-type="float" office:value="6704" calcext:value-type="float">
            <text:p>6704</text:p>
          </table:table-cell>
          <table:table-cell office:value-type="float" office:value="10636" calcext:value-type="float">
            <text:p>10636</text:p>
          </table:table-cell>
          <table:table-cell office:value-type="float" office:value="15783" calcext:value-type="float">
            <text:p>15783</text:p>
          </table:table-cell>
          <table:table-cell office:value-type="float" office:value="22492" calcext:value-type="float">
            <text:p>22492</text:p>
          </table:table-cell>
          <table:table-cell office:value-type="float" office:value="31157" calcext:value-type="float">
            <text:p>31157</text:p>
          </table:table-cell>
          <table:table-cell office:value-type="float" office:value="41571" calcext:value-type="float">
            <text:p>41571</text:p>
          </table:table-cell>
          <table:table-cell office:value-type="float" office:value="53929" calcext:value-type="float">
            <text:p>53929</text:p>
          </table:table-cell>
          <table:table-cell office:value-type="float" office:value="65545" calcext:value-type="float">
            <text:p>65545</text:p>
          </table:table-cell>
          <table:table-cell office:value-type="float" office:value="77692" calcext:value-type="float">
            <text:p>77692</text:p>
          </table:table-cell>
          <table:table-cell office:value-type="float" office:value="86642" calcext:value-type="float">
            <text:p>86642</text:p>
          </table:table-cell>
          <table:table-cell office:value-type="float" office:value="93464" calcext:value-type="float">
            <text:p>93464</text:p>
          </table:table-cell>
          <table:table-cell office:value-type="float" office:value="95092" calcext:value-type="float">
            <text:p>95092</text:p>
          </table:table-cell>
          <table:table-cell office:value-type="float" office:value="90408" calcext:value-type="float">
            <text:p>90408</text:p>
          </table:table-cell>
          <table:table-cell office:value-type="float" office:value="81959" calcext:value-type="float">
            <text:p>81959</text:p>
          </table:table-cell>
          <table:table-cell office:value-type="float" office:value="70031" calcext:value-type="float">
            <text:p>70031</text:p>
          </table:table-cell>
          <table:table-cell office:value-type="float" office:value="53900" calcext:value-type="float">
            <text:p>53900</text:p>
          </table:table-cell>
          <table:table-cell office:value-type="float" office:value="38474" calcext:value-type="float">
            <text:p>38474</text:p>
          </table:table-cell>
          <table:table-cell office:value-type="float" office:value="25305" calcext:value-type="float">
            <text:p>25305</text:p>
          </table:table-cell>
          <table:table-cell office:value-type="float" office:value="14533" calcext:value-type="float">
            <text:p>14533</text:p>
          </table:table-cell>
          <table:table-cell office:value-type="float" office:value="7505" calcext:value-type="float">
            <text:p>7505</text:p>
          </table:table-cell>
          <table:table-cell office:value-type="float" office:value="3466" calcext:value-type="float">
            <text:p>3466</text:p>
          </table:table-cell>
          <table:table-cell office:value-type="float" office:value="1430" calcext:value-type="float">
            <text:p>1430</text:p>
          </table:table-cell>
          <table:table-cell office:value-type="float" office:value="500" calcext:value-type="float">
            <text:p>500</text:p>
          </table:table-cell>
          <table:table-cell office:value-type="float" office:value="154" calcext:value-type="float">
            <text:p>15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.12310562561766" calcext:value-type="float">
            <text:p>4.12310562561766</text:p>
          </table:table-cell>
          <table:table-cell office:value-type="float" office:value="0.00889814388825102" calcext:value-type="float">
            <text:p>0.008898143888251</text:p>
          </table:table-cell>
          <table:table-cell/>
          <table:table-cell office:value-type="float" office:value="61.7766875624657" calcext:value-type="float">
            <text:p>61.7766875624657</text:p>
          </table:table-cell>
          <table:table-cell office:value-type="float" office:value="71.5332627278223" calcext:value-type="float">
            <text:p>71.5332627278223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487317834008829" calcext:value-type="float">
            <text:p>0.487317834008829</text:p>
          </table:table-cell>
        </table:table-row>
        <table:table-row table:style-name="ro1">
          <table:table-cell office:value-type="string" calcext:value-type="string">
            <text:p>'Sat. 3'</text:p>
          </table:table-cell>
          <table:table-cell table:number-columns-repeated="35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314" calcext:value-type="float">
            <text:p>314</text:p>
          </table:table-cell>
          <table:table-cell office:value-type="float" office:value="631" calcext:value-type="float">
            <text:p>631</text:p>
          </table:table-cell>
          <table:table-cell office:value-type="float" office:value="1175" calcext:value-type="float">
            <text:p>1175</text:p>
          </table:table-cell>
          <table:table-cell office:value-type="float" office:value="2107" calcext:value-type="float">
            <text:p>2107</text:p>
          </table:table-cell>
          <table:table-cell office:value-type="float" office:value="3675" calcext:value-type="float">
            <text:p>3675</text:p>
          </table:table-cell>
          <table:table-cell office:value-type="float" office:value="6222" calcext:value-type="float">
            <text:p>6222</text:p>
          </table:table-cell>
          <table:table-cell office:value-type="float" office:value="10523" calcext:value-type="float">
            <text:p>10523</text:p>
          </table:table-cell>
          <table:table-cell office:value-type="float" office:value="16943" calcext:value-type="float">
            <text:p>16943</text:p>
          </table:table-cell>
          <table:table-cell office:value-type="float" office:value="25996" calcext:value-type="float">
            <text:p>25996</text:p>
          </table:table-cell>
          <table:table-cell office:value-type="float" office:value="38262" calcext:value-type="float">
            <text:p>38262</text:p>
          </table:table-cell>
          <table:table-cell office:value-type="float" office:value="53864" calcext:value-type="float">
            <text:p>53864</text:p>
          </table:table-cell>
          <table:table-cell office:value-type="float" office:value="72853" calcext:value-type="float">
            <text:p>72853</text:p>
          </table:table-cell>
          <table:table-cell office:value-type="float" office:value="90348" calcext:value-type="float">
            <text:p>90348</text:p>
          </table:table-cell>
          <table:table-cell office:value-type="float" office:value="106930" calcext:value-type="float">
            <text:p>106930</text:p>
          </table:table-cell>
          <table:table-cell office:value-type="float" office:value="117326" calcext:value-type="float">
            <text:p>117326</text:p>
          </table:table-cell>
          <table:table-cell office:value-type="float" office:value="118344" calcext:value-type="float">
            <text:p>118344</text:p>
          </table:table-cell>
          <table:table-cell office:value-type="float" office:value="107875" calcext:value-type="float">
            <text:p>107875</text:p>
          </table:table-cell>
          <table:table-cell office:value-type="float" office:value="88631" calcext:value-type="float">
            <text:p>88631</text:p>
          </table:table-cell>
          <table:table-cell office:value-type="float" office:value="63996" calcext:value-type="float">
            <text:p>63996</text:p>
          </table:table-cell>
          <table:table-cell office:value-type="float" office:value="39532" calcext:value-type="float">
            <text:p>39532</text:p>
          </table:table-cell>
          <table:table-cell office:value-type="float" office:value="20772" calcext:value-type="float">
            <text:p>20772</text:p>
          </table:table-cell>
          <table:table-cell office:value-type="float" office:value="9241" calcext:value-type="float">
            <text:p>9241</text:p>
          </table:table-cell>
          <table:table-cell office:value-type="float" office:value="3141" calcext:value-type="float">
            <text:p>3141</text:p>
          </table:table-cell>
          <table:table-cell office:value-type="float" office:value="822" calcext:value-type="float">
            <text:p>822</text:p>
          </table:table-cell>
          <table:table-cell office:value-type="float" office:value="171" calcext:value-type="float">
            <text:p>17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.46410161513775" calcext:value-type="float">
            <text:p>3.46410161513775</text:p>
          </table:table-cell>
          <table:table-cell office:value-type="float" office:value="0.115069749030173" calcext:value-type="float">
            <text:p>0.115069749030173</text:p>
          </table:table-cell>
          <table:table-cell/>
          <table:table-cell office:value-type="float" office:value="67.4980467259884" calcext:value-type="float">
            <text:p>67.4980467259884</text:p>
          </table:table-cell>
          <table:table-cell office:value-type="float" office:value="71.7903469508925" calcext:value-type="float">
            <text:p>71.790346950892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304403043899462" calcext:value-type="float">
            <text:p>0.304403043899462</text:p>
          </table:table-cell>
        </table:table-row>
        <table:table-row table:style-name="ro1">
          <table:table-cell office:value-type="string" calcext:value-type="string">
            <text:p>'Sat. 4'</text:p>
          </table:table-cell>
          <table:table-cell table:number-columns-repeated="46" office:value-type="string" calcext:value-type="string">
            <text:p><text:s/>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307" calcext:value-type="float">
            <text:p>307</text:p>
          </table:table-cell>
          <table:table-cell office:value-type="float" office:value="638" calcext:value-type="float">
            <text:p>638</text:p>
          </table:table-cell>
          <table:table-cell office:value-type="float" office:value="1307" calcext:value-type="float">
            <text:p>1307</text:p>
          </table:table-cell>
          <table:table-cell office:value-type="float" office:value="2736" calcext:value-type="float">
            <text:p>2736</text:p>
          </table:table-cell>
          <table:table-cell office:value-type="float" office:value="5207" calcext:value-type="float">
            <text:p>5207</text:p>
          </table:table-cell>
          <table:table-cell office:value-type="float" office:value="9769" calcext:value-type="float">
            <text:p>9769</text:p>
          </table:table-cell>
          <table:table-cell office:value-type="float" office:value="17650" calcext:value-type="float">
            <text:p>17650</text:p>
          </table:table-cell>
          <table:table-cell office:value-type="float" office:value="30675" calcext:value-type="float">
            <text:p>30675</text:p>
          </table:table-cell>
          <table:table-cell office:value-type="float" office:value="49112" calcext:value-type="float">
            <text:p>49112</text:p>
          </table:table-cell>
          <table:table-cell office:value-type="float" office:value="74621" calcext:value-type="float">
            <text:p>74621</text:p>
          </table:table-cell>
          <table:table-cell office:value-type="float" office:value="104386" calcext:value-type="float">
            <text:p>104386</text:p>
          </table:table-cell>
          <table:table-cell office:value-type="float" office:value="133162" calcext:value-type="float">
            <text:p>133162</text:p>
          </table:table-cell>
          <table:table-cell office:value-type="float" office:value="152154" calcext:value-type="float">
            <text:p>152154</text:p>
          </table:table-cell>
          <table:table-cell office:value-type="float" office:value="150049" calcext:value-type="float">
            <text:p>150049</text:p>
          </table:table-cell>
          <table:table-cell office:value-type="float" office:value="125284" calcext:value-type="float">
            <text:p>125284</text:p>
          </table:table-cell>
          <table:table-cell office:value-type="float" office:value="84105" calcext:value-type="float">
            <text:p>84105</text:p>
          </table:table-cell>
          <table:table-cell office:value-type="float" office:value="42022" calcext:value-type="float">
            <text:p>42022</text:p>
          </table:table-cell>
          <table:table-cell office:value-type="float" office:value="14130" calcext:value-type="float">
            <text:p>14130</text:p>
          </table:table-cell>
          <table:table-cell office:value-type="float" office:value="2448" calcext:value-type="float">
            <text:p>244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.64575131106459" calcext:value-type="float">
            <text:p>2.64575131106459</text:p>
          </table:table-cell>
          <table:table-cell office:value-type="float" office:value="0.35683168092112" calcext:value-type="float">
            <text:p>0.35683168092112</text:p>
          </table:table-cell>
          <table:table-cell/>
          <table:table-cell office:value-type="float" office:value="68.9374899566174" calcext:value-type="float">
            <text:p>68.9374899566174</text:p>
          </table:table-cell>
          <table:table-cell office:value-type="float" office:value="71.9029365929002" calcext:value-type="float">
            <text:p>71.9029365929002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92166353995385" calcext:value-type="float">
            <text:p>0.192166353995385</text:p>
          </table:table-cell>
        </table:table-row>
        <table:table-row table:style-name="ro1">
          <table:table-cell office:value-type="string" calcext:value-type="string">
            <text:p>'Sat. 5'</text:p>
          </table:table-cell>
          <table:table-cell table:number-columns-repeated="50"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223" calcext:value-type="float">
            <text:p>223</text:p>
          </table:table-cell>
          <table:table-cell office:value-type="float" office:value="528" calcext:value-type="float">
            <text:p>528</text:p>
          </table:table-cell>
          <table:table-cell office:value-type="float" office:value="1166" calcext:value-type="float">
            <text:p>1166</text:p>
          </table:table-cell>
          <table:table-cell office:value-type="float" office:value="2760" calcext:value-type="float">
            <text:p>2760</text:p>
          </table:table-cell>
          <table:table-cell office:value-type="float" office:value="6025" calcext:value-type="float">
            <text:p>6025</text:p>
          </table:table-cell>
          <table:table-cell office:value-type="float" office:value="12791" calcext:value-type="float">
            <text:p>12791</text:p>
          </table:table-cell>
          <table:table-cell office:value-type="float" office:value="25779" calcext:value-type="float">
            <text:p>25779</text:p>
          </table:table-cell>
          <table:table-cell office:value-type="float" office:value="48133" calcext:value-type="float">
            <text:p>48133</text:p>
          </table:table-cell>
          <table:table-cell office:value-type="float" office:value="84381" calcext:value-type="float">
            <text:p>84381</text:p>
          </table:table-cell>
          <table:table-cell office:value-type="float" office:value="129682" calcext:value-type="float">
            <text:p>129682</text:p>
          </table:table-cell>
          <table:table-cell office:value-type="float" office:value="177204" calcext:value-type="float">
            <text:p>177204</text:p>
          </table:table-cell>
          <table:table-cell office:value-type="float" office:value="200651" calcext:value-type="float">
            <text:p>200651</text:p>
          </table:table-cell>
          <table:table-cell office:value-type="float" office:value="174742" calcext:value-type="float">
            <text:p>174742</text:p>
          </table:table-cell>
          <table:table-cell office:value-type="float" office:value="104257" calcext:value-type="float">
            <text:p>104257</text:p>
          </table:table-cell>
          <table:table-cell office:value-type="float" office:value="31561" calcext:value-type="float">
            <text:p>3156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.606726461682705" calcext:value-type="float">
            <text:p>0.606726461682705</text:p>
          </table:table-cell>
          <table:table-cell/>
          <table:table-cell office:value-type="float" office:value="69.998992651701" calcext:value-type="float">
            <text:p>69.998992651701</text:p>
          </table:table-cell>
          <table:table-cell office:value-type="float" office:value="71.957295035969" calcext:value-type="float">
            <text:p>71.95729503596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114712986864691" calcext:value-type="float">
            <text:p>0.114712986864691</text:p>
          </table:table-cell>
        </table:table-row>
        <table:table-row table:style-name="ro1">
          <table:table-cell office:value-type="string" calcext:value-type="string">
            <text:p>'Sat. 6'</text:p>
          </table:table-cell>
          <table:table-cell table:number-columns-repeated="56"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265" calcext:value-type="float">
            <text:p>265</text:p>
          </table:table-cell>
          <table:table-cell office:value-type="float" office:value="717" calcext:value-type="float">
            <text:p>717</text:p>
          </table:table-cell>
          <table:table-cell office:value-type="float" office:value="2032" calcext:value-type="float">
            <text:p>2032</text:p>
          </table:table-cell>
          <table:table-cell office:value-type="float" office:value="5809" calcext:value-type="float">
            <text:p>5809</text:p>
          </table:table-cell>
          <table:table-cell office:value-type="float" office:value="15398" calcext:value-type="float">
            <text:p>15398</text:p>
          </table:table-cell>
          <table:table-cell office:value-type="float" office:value="37505" calcext:value-type="float">
            <text:p>37505</text:p>
          </table:table-cell>
          <table:table-cell office:value-type="float" office:value="84213" calcext:value-type="float">
            <text:p>84213</text:p>
          </table:table-cell>
          <table:table-cell office:value-type="float" office:value="165801" calcext:value-type="float">
            <text:p>165801</text:p>
          </table:table-cell>
          <table:table-cell office:value-type="float" office:value="256804" calcext:value-type="float">
            <text:p>256804</text:p>
          </table:table-cell>
          <table:table-cell office:value-type="float" office:value="278353" calcext:value-type="float">
            <text:p>278353</text:p>
          </table:table-cell>
          <table:table-cell office:value-type="float" office:value="152959" calcext:value-type="float">
            <text:p>15295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4142135623731" calcext:value-type="float">
            <text:p>1.4142135623731</text:p>
          </table:table-cell>
          <table:table-cell office:value-type="float" office:value="0.783301122123276" calcext:value-type="float">
            <text:p>0.783301122123276</text:p>
          </table:table-cell>
          <table:table-cell/>
          <table:table-cell office:value-type="float" office:value="70.4682616591454" calcext:value-type="float">
            <text:p>70.4682616591454</text:p>
          </table:table-cell>
          <table:table-cell office:value-type="float" office:value="71.9807150272314" calcext:value-type="float">
            <text:p>71.9807150272314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743541480501924" calcext:value-type="float">
            <text:p>0.074354148050192</text:p>
          </table:table-cell>
        </table:table-row>
        <table:table-row table:style-name="ro1">
          <table:table-cell office:value-type="string" calcext:value-type="string">
            <text:p>'Sat. 7'</text:p>
          </table:table-cell>
          <table:table-cell table:number-columns-repeated="60"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float" office:value="818" calcext:value-type="float">
            <text:p>818</text:p>
          </table:table-cell>
          <table:table-cell office:value-type="float" office:value="2750" calcext:value-type="float">
            <text:p>2750</text:p>
          </table:table-cell>
          <table:table-cell office:value-type="float" office:value="9655" calcext:value-type="float">
            <text:p>9655</text:p>
          </table:table-cell>
          <table:table-cell office:value-type="float" office:value="30048" calcext:value-type="float">
            <text:p>30048</text:p>
          </table:table-cell>
          <table:table-cell office:value-type="float" office:value="85780" calcext:value-type="float">
            <text:p>85780</text:p>
          </table:table-cell>
          <table:table-cell office:value-type="float" office:value="202447" calcext:value-type="float">
            <text:p>202447</text:p>
          </table:table-cell>
          <table:table-cell office:value-type="float" office:value="349499" calcext:value-type="float">
            <text:p>349499</text:p>
          </table:table-cell>
          <table:table-cell office:value-type="float" office:value="318696" calcext:value-type="float">
            <text:p>3186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887062312110095" calcext:value-type="float">
            <text:p>0.887062312110095</text:p>
          </table:table-cell>
          <table:table-cell/>
          <table:table-cell office:value-type="float" office:value="70.4687194526196" calcext:value-type="float">
            <text:p>70.4687194526196</text:p>
          </table:table-cell>
          <table:table-cell office:value-type="float" office:value="71.9888603468111" calcext:value-type="float">
            <text:p>71.9888603468111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568674112425796" calcext:value-type="float">
            <text:p>0.05686741124258</text:p>
          </table:table-cell>
        </table:table-row>
        <table:table-row table:style-name="ro1">
          <table:table-cell office:value-type="string" calcext:value-type="string">
            <text:p>'Sat. 8'</text:p>
          </table:table-cell>
          <table:table-cell table:number-columns-repeated="62"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office:value-type="float" office:value="1449" calcext:value-type="float">
            <text:p>1449</text:p>
          </table:table-cell>
          <table:table-cell office:value-type="float" office:value="6658" calcext:value-type="float">
            <text:p>6658</text:p>
          </table:table-cell>
          <table:table-cell office:value-type="float" office:value="29265" calcext:value-type="float">
            <text:p>29265</text:p>
          </table:table-cell>
          <table:table-cell office:value-type="float" office:value="113287" calcext:value-type="float">
            <text:p>113287</text:p>
          </table:table-cell>
          <table:table-cell office:value-type="float" office:value="333816" calcext:value-type="float">
            <text:p>333816</text:p>
          </table:table-cell>
          <table:table-cell office:value-type="float" office:value="515076" calcext:value-type="float">
            <text:p>51507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42790323164798" calcext:value-type="float">
            <text:p>0.942790323164798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33191860439" calcext:value-type="float">
            <text:p>71.9933191860439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443064265273434" calcext:value-type="float">
            <text:p>0.044306426527343</text:p>
          </table:table-cell>
        </table:table-row>
        <table:table-row table:style-name="ro1">
          <table:table-cell office:value-type="string" calcext:value-type="string">
            <text:p>'Sat. 9'</text:p>
          </table:table-cell>
          <table:table-cell table:number-columns-repeated="63" office:value-type="string" calcext:value-type="string">
            <text:p><text:s/>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2004" calcext:value-type="float">
            <text:p>2004</text:p>
          </table:table-cell>
          <table:table-cell office:value-type="float" office:value="11732" calcext:value-type="float">
            <text:p>11732</text:p>
          </table:table-cell>
          <table:table-cell office:value-type="float" office:value="64312" calcext:value-type="float">
            <text:p>64312</text:p>
          </table:table-cell>
          <table:table-cell office:value-type="float" office:value="278298" calcext:value-type="float">
            <text:p>278298</text:p>
          </table:table-cell>
          <table:table-cell office:value-type="float" office:value="643221" calcext:value-type="float">
            <text:p>64322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0.971429836779937" calcext:value-type="float">
            <text:p>0.971429836779937</text:p>
          </table:table-cell>
          <table:table-cell/>
          <table:table-cell office:value-type="float" office:value="70.4687499701977" calcext:value-type="float">
            <text:p>70.4687499701977</text:p>
          </table:table-cell>
          <table:table-cell office:value-type="float" office:value="71.9958327674185" calcext:value-type="float">
            <text:p>71.9958327674185</text:p>
          </table:table-cell>
          <table:table-cell office:value-type="float" office:value="71.9999999403954" calcext:value-type="float">
            <text:p>71.9999999403954</text:p>
          </table:table-cell>
          <table:table-cell office:value-type="float" office:value="0.0348896211703686" calcext:value-type="float">
            <text:p>0.0348896211703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22:31:39.031269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2T22:33:34.914184510</dc:date>
    <meta:editing-duration>PT31M33S</meta:editing-duration>
    <meta:editing-cycles>7</meta:editing-cycles>
    <meta:generator>LibreOffice/6.0.7.3$Linux_X86_64 LibreOffice_project/00m0$Build-3</meta:generator>
    <meta:document-statistic meta:table-count="1" meta:cell-count="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7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798cm" svg:height="14.945cm" xlink:href=".." xlink:type="simple" chart:class="chart:line" chart:style-name="ch1">
        <chart:legend chart:legend-position="end" svg:x="22.348cm" svg:y="5.154cm" style:legend-expansion="high" chart:style-name="ch2"/>
        <chart:plot-area chart:style-name="ch3" table:cell-range-address="density.M1:density.BU10 density.A2:density.L10" chart:data-source-has-labels="both" svg:x="1.726cm" svg:y="0.298cm" svg:width="20.067cm" svg:height="13.208cm">
          <chartooo:coordinate-region svg:x="3.12cm" svg:y="0.5cm" svg:width="18.532cm" svg:height="12.201cm"/>
          <chart:axis chart:dimension="x" chart:name="primary-x" chart:style-name="ch4" chartooo:axis-type="auto">
            <chartooo:date-scale/>
            <chart:title svg:x="10.19cm" svg:y="13.804cm" chart:style-name="ch5">
              <text:p>Hamming Value</text:p>
            </chart:title>
            <chart:categories table:cell-range-address="density.M1:density.BU1"/>
          </chart:axis>
          <chart:axis chart:dimension="y" chart:name="primary-y" chart:style-name="ch6">
            <chart:title svg:x="0.451cm" svg:y="9.264cm" chart:style-name="ch7">
              <text:p>Number of Bloom Filters</text:p>
            </chart:title>
            <chart:grid chart:style-name="ch8" chart:class="major"/>
          </chart:axis>
          <chart:series chart:style-name="ch9" chart:values-cell-range-address="density.M2:density.BU2" chart:label-cell-address="density.A2:density.L2" chart:class="chart:line">
            <chart:data-point chart:repeated="61"/>
          </chart:series>
          <chart:series chart:style-name="ch10" chart:values-cell-range-address="density.M3:density.BU3" chart:label-cell-address="density.A3:density.L3" chart:class="chart:line">
            <chart:data-point chart:repeated="61"/>
          </chart:series>
          <chart:series chart:style-name="ch11" chart:values-cell-range-address="density.M4:density.BU4" chart:label-cell-address="density.A4:density.L4" chart:class="chart:line">
            <chart:data-point chart:repeated="61"/>
          </chart:series>
          <chart:series chart:style-name="ch12" chart:values-cell-range-address="density.M5:density.BU5" chart:label-cell-address="density.A5:density.L5" chart:class="chart:line">
            <chart:data-point chart:repeated="61"/>
          </chart:series>
          <chart:series chart:style-name="ch13" chart:values-cell-range-address="density.M6:density.BU6" chart:label-cell-address="density.A6:density.L6" chart:class="chart:line">
            <chart:data-point chart:repeated="61"/>
          </chart:series>
          <chart:series chart:style-name="ch14" chart:values-cell-range-address="density.M7:density.BU7" chart:label-cell-address="density.A7:density.L7" chart:class="chart:line">
            <chart:data-point chart:repeated="61"/>
          </chart:series>
          <chart:series chart:style-name="ch15" chart:values-cell-range-address="density.M8:density.BU8" chart:label-cell-address="density.A8:density.L8" chart:class="chart:line">
            <chart:data-point chart:repeated="61"/>
          </chart:series>
          <chart:series chart:style-name="ch16" chart:values-cell-range-address="density.M9:density.BU9" chart:label-cell-address="density.A9:density.L9" chart:class="chart:line">
            <chart:data-point chart:repeated="61"/>
          </chart:series>
          <chart:series chart:style-name="ch17" chart:values-cell-range-address="density.M10:density.BU10" chart:label-cell-address="density.A10:density.L10" chart:class="chart:line">
            <chart:data-point chart:repeated="6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1"/>
          </table:table-columns>
          <table:table-header-rows>
            <table:table-row>
              <table:table-cell>
                <text:p/>
              </table:table-cell>
              <table:table-cell office:value-type="float" office:value="12">
                <text:p>12</text:p>
                <draw:g>
                  <svg:desc>density.M1:density.BU1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</table:table-row>
          </table:table-header-rows>
          <table:table-rows>
            <table:table-row>
              <table:table-cell office:value-type="string">
                <text:p>'Sat. 1'               5 14 3 10</text:p>
                <text:list>
                  <text:list-item>
                    <text:p>'Sat. 1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5</text:p>
                  </text:list-item>
                  <text:list-item>
                    <text:p>14</text:p>
                  </text:list-item>
                  <text:list-item>
                    <text:p>3</text:p>
                  </text:list-item>
                  <text:list-item>
                    <text:p>10</text:p>
                  </text:list-item>
                </text:list>
                <draw:g>
                  <svg:desc>density.A2:density.L2</svg:desc>
                </draw:g>
              </table:table-cell>
              <table:table-cell office:value-type="float" office:value="9">
                <text:p>9</text:p>
                <draw:g>
                  <svg:desc>density.M2:density.BU2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  <table:table-cell office:value-type="float" office:value="159">
                <text:p>159</text:p>
              </table:table-cell>
              <table:table-cell office:value-type="float" office:value="727">
                <text:p>727</text:p>
              </table:table-cell>
              <table:table-cell office:value-type="float" office:value="1160">
                <text:p>1160</text:p>
              </table:table-cell>
              <table:table-cell office:value-type="float" office:value="2131">
                <text:p>2131</text:p>
              </table:table-cell>
              <table:table-cell office:value-type="float" office:value="932">
                <text:p>932</text:p>
              </table:table-cell>
              <table:table-cell office:value-type="float" office:value="1937">
                <text:p>1937</text:p>
              </table:table-cell>
              <table:table-cell office:value-type="float" office:value="4744">
                <text:p>4744</text:p>
              </table:table-cell>
              <table:table-cell office:value-type="float" office:value="5346">
                <text:p>5346</text:p>
              </table:table-cell>
              <table:table-cell office:value-type="float" office:value="8039">
                <text:p>8039</text:p>
              </table:table-cell>
              <table:table-cell office:value-type="float" office:value="16261">
                <text:p>16261</text:p>
              </table:table-cell>
              <table:table-cell office:value-type="float" office:value="15336">
                <text:p>15336</text:p>
              </table:table-cell>
              <table:table-cell office:value-type="float" office:value="18713">
                <text:p>18713</text:p>
              </table:table-cell>
              <table:table-cell office:value-type="float" office:value="23584">
                <text:p>23584</text:p>
              </table:table-cell>
              <table:table-cell office:value-type="float" office:value="31508">
                <text:p>31508</text:p>
              </table:table-cell>
              <table:table-cell office:value-type="float" office:value="38748">
                <text:p>38748</text:p>
              </table:table-cell>
              <table:table-cell office:value-type="float" office:value="52693">
                <text:p>52693</text:p>
              </table:table-cell>
              <table:table-cell office:value-type="float" office:value="67420">
                <text:p>67420</text:p>
              </table:table-cell>
              <table:table-cell office:value-type="float" office:value="61992">
                <text:p>61992</text:p>
              </table:table-cell>
              <table:table-cell office:value-type="float" office:value="69736">
                <text:p>69736</text:p>
              </table:table-cell>
              <table:table-cell office:value-type="float" office:value="77355">
                <text:p>77355</text:p>
              </table:table-cell>
              <table:table-cell office:value-type="float" office:value="85850">
                <text:p>85850</text:p>
              </table:table-cell>
              <table:table-cell office:value-type="float" office:value="94820">
                <text:p>94820</text:p>
              </table:table-cell>
              <table:table-cell office:value-type="float" office:value="76465">
                <text:p>76465</text:p>
              </table:table-cell>
              <table:table-cell office:value-type="float" office:value="65491">
                <text:p>65491</text:p>
              </table:table-cell>
              <table:table-cell office:value-type="float" office:value="56133">
                <text:p>56133</text:p>
              </table:table-cell>
              <table:table-cell office:value-type="float" office:value="45317">
                <text:p>45317</text:p>
              </table:table-cell>
              <table:table-cell office:value-type="float" office:value="33417">
                <text:p>33417</text:p>
              </table:table-cell>
              <table:table-cell office:value-type="float" office:value="22478">
                <text:p>22478</text:p>
              </table:table-cell>
              <table:table-cell office:value-type="float" office:value="12479">
                <text:p>12479</text:p>
              </table:table-cell>
              <table:table-cell office:value-type="float" office:value="5887">
                <text:p>5887</text:p>
              </table:table-cell>
              <table:table-cell office:value-type="float" office:value="2048">
                <text:p>2048</text:p>
              </table:table-cell>
              <table:table-cell office:value-type="float" office:value="663">
                <text:p>663</text:p>
              </table:table-cell>
              <table:table-cell office:value-type="float" office:value="186">
                <text:p>186</text:p>
              </table:table-cell>
              <table:table-cell office:value-type="float" office:value="48">
                <text:p>48</text:p>
              </table:table-cell>
              <table:table-cell office:value-type="float" office:value="26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2'                      </text:p>
                <text:list>
                  <text:list-item>
                    <text:p>'Sat. 2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3:density.L3</svg:desc>
                </draw:g>
              </table:table-cell>
              <table:table-cell office:value-type="float" office:value="NaN">
                <text:p>NaN</text:p>
                <draw:g>
                  <svg:desc>density.M3:density.BU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112">
                <text:p>112</text:p>
              </table:table-cell>
              <table:table-cell office:value-type="float" office:value="145">
                <text:p>145</text:p>
              </table:table-cell>
              <table:table-cell office:value-type="float" office:value="247">
                <text:p>247</text:p>
              </table:table-cell>
              <table:table-cell office:value-type="float" office:value="443">
                <text:p>443</text:p>
              </table:table-cell>
              <table:table-cell office:value-type="float" office:value="655">
                <text:p>655</text:p>
              </table:table-cell>
              <table:table-cell office:value-type="float" office:value="1122">
                <text:p>1122</text:p>
              </table:table-cell>
              <table:table-cell office:value-type="float" office:value="1690">
                <text:p>1690</text:p>
              </table:table-cell>
              <table:table-cell office:value-type="float" office:value="2714">
                <text:p>2714</text:p>
              </table:table-cell>
              <table:table-cell office:value-type="float" office:value="4374">
                <text:p>4374</text:p>
              </table:table-cell>
              <table:table-cell office:value-type="float" office:value="6704">
                <text:p>6704</text:p>
              </table:table-cell>
              <table:table-cell office:value-type="float" office:value="10636">
                <text:p>10636</text:p>
              </table:table-cell>
              <table:table-cell office:value-type="float" office:value="15783">
                <text:p>15783</text:p>
              </table:table-cell>
              <table:table-cell office:value-type="float" office:value="22492">
                <text:p>22492</text:p>
              </table:table-cell>
              <table:table-cell office:value-type="float" office:value="31157">
                <text:p>31157</text:p>
              </table:table-cell>
              <table:table-cell office:value-type="float" office:value="41571">
                <text:p>41571</text:p>
              </table:table-cell>
              <table:table-cell office:value-type="float" office:value="53929">
                <text:p>53929</text:p>
              </table:table-cell>
              <table:table-cell office:value-type="float" office:value="65545">
                <text:p>65545</text:p>
              </table:table-cell>
              <table:table-cell office:value-type="float" office:value="77692">
                <text:p>77692</text:p>
              </table:table-cell>
              <table:table-cell office:value-type="float" office:value="86642">
                <text:p>86642</text:p>
              </table:table-cell>
              <table:table-cell office:value-type="float" office:value="93464">
                <text:p>93464</text:p>
              </table:table-cell>
              <table:table-cell office:value-type="float" office:value="95092">
                <text:p>95092</text:p>
              </table:table-cell>
              <table:table-cell office:value-type="float" office:value="90408">
                <text:p>90408</text:p>
              </table:table-cell>
              <table:table-cell office:value-type="float" office:value="81959">
                <text:p>81959</text:p>
              </table:table-cell>
              <table:table-cell office:value-type="float" office:value="70031">
                <text:p>70031</text:p>
              </table:table-cell>
              <table:table-cell office:value-type="float" office:value="53900">
                <text:p>53900</text:p>
              </table:table-cell>
              <table:table-cell office:value-type="float" office:value="38474">
                <text:p>38474</text:p>
              </table:table-cell>
              <table:table-cell office:value-type="float" office:value="25305">
                <text:p>25305</text:p>
              </table:table-cell>
              <table:table-cell office:value-type="float" office:value="14533">
                <text:p>14533</text:p>
              </table:table-cell>
              <table:table-cell office:value-type="float" office:value="7505">
                <text:p>7505</text:p>
              </table:table-cell>
              <table:table-cell office:value-type="float" office:value="3466">
                <text:p>3466</text:p>
              </table:table-cell>
              <table:table-cell office:value-type="float" office:value="1430">
                <text:p>1430</text:p>
              </table:table-cell>
              <table:table-cell office:value-type="float" office:value="500">
                <text:p>500</text:p>
              </table:table-cell>
              <table:table-cell office:value-type="float" office:value="154">
                <text:p>154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'Sat. 3'                      </text:p>
                <text:list>
                  <text:list-item>
                    <text:p>'Sat. 3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4:density.L4</svg:desc>
                </draw:g>
              </table:table-cell>
              <table:table-cell office:value-type="float" office:value="NaN">
                <text:p>NaN</text:p>
                <draw:g>
                  <svg:desc>density.M4:density.B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77">
                <text:p>77</text:p>
              </table:table-cell>
              <table:table-cell office:value-type="float" office:value="145">
                <text:p>145</text:p>
              </table:table-cell>
              <table:table-cell office:value-type="float" office:value="314">
                <text:p>314</text:p>
              </table:table-cell>
              <table:table-cell office:value-type="float" office:value="631">
                <text:p>631</text:p>
              </table:table-cell>
              <table:table-cell office:value-type="float" office:value="1175">
                <text:p>1175</text:p>
              </table:table-cell>
              <table:table-cell office:value-type="float" office:value="2107">
                <text:p>2107</text:p>
              </table:table-cell>
              <table:table-cell office:value-type="float" office:value="3675">
                <text:p>3675</text:p>
              </table:table-cell>
              <table:table-cell office:value-type="float" office:value="6222">
                <text:p>6222</text:p>
              </table:table-cell>
              <table:table-cell office:value-type="float" office:value="10523">
                <text:p>10523</text:p>
              </table:table-cell>
              <table:table-cell office:value-type="float" office:value="16943">
                <text:p>16943</text:p>
              </table:table-cell>
              <table:table-cell office:value-type="float" office:value="25996">
                <text:p>25996</text:p>
              </table:table-cell>
              <table:table-cell office:value-type="float" office:value="38262">
                <text:p>38262</text:p>
              </table:table-cell>
              <table:table-cell office:value-type="float" office:value="53864">
                <text:p>53864</text:p>
              </table:table-cell>
              <table:table-cell office:value-type="float" office:value="72853">
                <text:p>72853</text:p>
              </table:table-cell>
              <table:table-cell office:value-type="float" office:value="90348">
                <text:p>90348</text:p>
              </table:table-cell>
              <table:table-cell office:value-type="float" office:value="106930">
                <text:p>106930</text:p>
              </table:table-cell>
              <table:table-cell office:value-type="float" office:value="117326">
                <text:p>117326</text:p>
              </table:table-cell>
              <table:table-cell office:value-type="float" office:value="118344">
                <text:p>118344</text:p>
              </table:table-cell>
              <table:table-cell office:value-type="float" office:value="107875">
                <text:p>107875</text:p>
              </table:table-cell>
              <table:table-cell office:value-type="float" office:value="88631">
                <text:p>88631</text:p>
              </table:table-cell>
              <table:table-cell office:value-type="float" office:value="63996">
                <text:p>63996</text:p>
              </table:table-cell>
              <table:table-cell office:value-type="float" office:value="39532">
                <text:p>39532</text:p>
              </table:table-cell>
              <table:table-cell office:value-type="float" office:value="20772">
                <text:p>20772</text:p>
              </table:table-cell>
              <table:table-cell office:value-type="float" office:value="9241">
                <text:p>9241</text:p>
              </table:table-cell>
              <table:table-cell office:value-type="float" office:value="3141">
                <text:p>3141</text:p>
              </table:table-cell>
              <table:table-cell office:value-type="float" office:value="822">
                <text:p>822</text:p>
              </table:table-cell>
              <table:table-cell office:value-type="float" office:value="171">
                <text:p>1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'Sat. 4'                      </text:p>
                <text:list>
                  <text:list-item>
                    <text:p>'Sat. 4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5:density.L5</svg:desc>
                </draw:g>
              </table:table-cell>
              <table:table-cell office:value-type="float" office:value="NaN">
                <text:p>NaN</text:p>
                <draw:g>
                  <svg:desc>density.M5:density.B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142">
                <text:p>142</text:p>
              </table:table-cell>
              <table:table-cell office:value-type="float" office:value="307">
                <text:p>307</text:p>
              </table:table-cell>
              <table:table-cell office:value-type="float" office:value="638">
                <text:p>638</text:p>
              </table:table-cell>
              <table:table-cell office:value-type="float" office:value="1307">
                <text:p>1307</text:p>
              </table:table-cell>
              <table:table-cell office:value-type="float" office:value="2736">
                <text:p>2736</text:p>
              </table:table-cell>
              <table:table-cell office:value-type="float" office:value="5207">
                <text:p>5207</text:p>
              </table:table-cell>
              <table:table-cell office:value-type="float" office:value="9769">
                <text:p>9769</text:p>
              </table:table-cell>
              <table:table-cell office:value-type="float" office:value="17650">
                <text:p>17650</text:p>
              </table:table-cell>
              <table:table-cell office:value-type="float" office:value="30675">
                <text:p>30675</text:p>
              </table:table-cell>
              <table:table-cell office:value-type="float" office:value="49112">
                <text:p>49112</text:p>
              </table:table-cell>
              <table:table-cell office:value-type="float" office:value="74621">
                <text:p>74621</text:p>
              </table:table-cell>
              <table:table-cell office:value-type="float" office:value="104386">
                <text:p>104386</text:p>
              </table:table-cell>
              <table:table-cell office:value-type="float" office:value="133162">
                <text:p>133162</text:p>
              </table:table-cell>
              <table:table-cell office:value-type="float" office:value="152154">
                <text:p>152154</text:p>
              </table:table-cell>
              <table:table-cell office:value-type="float" office:value="150049">
                <text:p>150049</text:p>
              </table:table-cell>
              <table:table-cell office:value-type="float" office:value="125284">
                <text:p>125284</text:p>
              </table:table-cell>
              <table:table-cell office:value-type="float" office:value="84105">
                <text:p>84105</text:p>
              </table:table-cell>
              <table:table-cell office:value-type="float" office:value="42022">
                <text:p>42022</text:p>
              </table:table-cell>
              <table:table-cell office:value-type="float" office:value="14130">
                <text:p>14130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'Sat. 5'                      </text:p>
                <text:list>
                  <text:list-item>
                    <text:p>'Sat. 5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6:density.L6</svg:desc>
                </draw:g>
              </table:table-cell>
              <table:table-cell office:value-type="float" office:value="NaN">
                <text:p>NaN</text:p>
                <draw:g>
                  <svg:desc>density.M6:density.B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223">
                <text:p>223</text:p>
              </table:table-cell>
              <table:table-cell office:value-type="float" office:value="528">
                <text:p>528</text:p>
              </table:table-cell>
              <table:table-cell office:value-type="float" office:value="1166">
                <text:p>1166</text:p>
              </table:table-cell>
              <table:table-cell office:value-type="float" office:value="2760">
                <text:p>2760</text:p>
              </table:table-cell>
              <table:table-cell office:value-type="float" office:value="6025">
                <text:p>6025</text:p>
              </table:table-cell>
              <table:table-cell office:value-type="float" office:value="12791">
                <text:p>12791</text:p>
              </table:table-cell>
              <table:table-cell office:value-type="float" office:value="25779">
                <text:p>25779</text:p>
              </table:table-cell>
              <table:table-cell office:value-type="float" office:value="48133">
                <text:p>48133</text:p>
              </table:table-cell>
              <table:table-cell office:value-type="float" office:value="84381">
                <text:p>84381</text:p>
              </table:table-cell>
              <table:table-cell office:value-type="float" office:value="129682">
                <text:p>129682</text:p>
              </table:table-cell>
              <table:table-cell office:value-type="float" office:value="177204">
                <text:p>177204</text:p>
              </table:table-cell>
              <table:table-cell office:value-type="float" office:value="200651">
                <text:p>200651</text:p>
              </table:table-cell>
              <table:table-cell office:value-type="float" office:value="174742">
                <text:p>174742</text:p>
              </table:table-cell>
              <table:table-cell office:value-type="float" office:value="104257">
                <text:p>104257</text:p>
              </table:table-cell>
              <table:table-cell office:value-type="float" office:value="31561">
                <text:p>31561</text:p>
              </table:table-cell>
            </table:table-row>
            <table:table-row>
              <table:table-cell office:value-type="string">
                <text:p>'Sat. 6'                      </text:p>
                <text:list>
                  <text:list-item>
                    <text:p>'Sat. 6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7:density.L7</svg:desc>
                </draw:g>
              </table:table-cell>
              <table:table-cell office:value-type="float" office:value="NaN">
                <text:p>NaN</text:p>
                <draw:g>
                  <svg:desc>density.M7:density.B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94">
                <text:p>94</text:p>
              </table:table-cell>
              <table:table-cell office:value-type="float" office:value="265">
                <text:p>265</text:p>
              </table:table-cell>
              <table:table-cell office:value-type="float" office:value="717">
                <text:p>717</text:p>
              </table:table-cell>
              <table:table-cell office:value-type="float" office:value="2032">
                <text:p>2032</text:p>
              </table:table-cell>
              <table:table-cell office:value-type="float" office:value="5809">
                <text:p>5809</text:p>
              </table:table-cell>
              <table:table-cell office:value-type="float" office:value="15398">
                <text:p>15398</text:p>
              </table:table-cell>
              <table:table-cell office:value-type="float" office:value="37505">
                <text:p>37505</text:p>
              </table:table-cell>
              <table:table-cell office:value-type="float" office:value="84213">
                <text:p>84213</text:p>
              </table:table-cell>
              <table:table-cell office:value-type="float" office:value="165801">
                <text:p>165801</text:p>
              </table:table-cell>
              <table:table-cell office:value-type="float" office:value="256804">
                <text:p>256804</text:p>
              </table:table-cell>
              <table:table-cell office:value-type="float" office:value="278353">
                <text:p>278353</text:p>
              </table:table-cell>
              <table:table-cell office:value-type="float" office:value="152959">
                <text:p>152959</text:p>
              </table:table-cell>
            </table:table-row>
            <table:table-row>
              <table:table-cell office:value-type="string">
                <text:p>'Sat. 7'                      </text:p>
                <text:list>
                  <text:list-item>
                    <text:p>'Sat. 7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8:density.L8</svg:desc>
                </draw:g>
              </table:table-cell>
              <table:table-cell office:value-type="float" office:value="NaN">
                <text:p>NaN</text:p>
                <draw:g>
                  <svg:desc>density.M8:density.B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225">
                <text:p>225</text:p>
              </table:table-cell>
              <table:table-cell office:value-type="float" office:value="818">
                <text:p>818</text:p>
              </table:table-cell>
              <table:table-cell office:value-type="float" office:value="2750">
                <text:p>2750</text:p>
              </table:table-cell>
              <table:table-cell office:value-type="float" office:value="9655">
                <text:p>9655</text:p>
              </table:table-cell>
              <table:table-cell office:value-type="float" office:value="30048">
                <text:p>30048</text:p>
              </table:table-cell>
              <table:table-cell office:value-type="float" office:value="85780">
                <text:p>85780</text:p>
              </table:table-cell>
              <table:table-cell office:value-type="float" office:value="202447">
                <text:p>202447</text:p>
              </table:table-cell>
              <table:table-cell office:value-type="float" office:value="349499">
                <text:p>349499</text:p>
              </table:table-cell>
              <table:table-cell office:value-type="float" office:value="318696">
                <text:p>318696</text:p>
              </table:table-cell>
            </table:table-row>
            <table:table-row>
              <table:table-cell office:value-type="string">
                <text:p>'Sat. 8'                      </text:p>
                <text:list>
                  <text:list-item>
                    <text:p>'Sat. 8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9:density.L9</svg:desc>
                </draw:g>
              </table:table-cell>
              <table:table-cell office:value-type="float" office:value="NaN">
                <text:p>NaN</text:p>
                <draw:g>
                  <svg:desc>density.M9:density.B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353">
                <text:p>353</text:p>
              </table:table-cell>
              <table:table-cell office:value-type="float" office:value="1449">
                <text:p>1449</text:p>
              </table:table-cell>
              <table:table-cell office:value-type="float" office:value="6658">
                <text:p>6658</text:p>
              </table:table-cell>
              <table:table-cell office:value-type="float" office:value="29265">
                <text:p>29265</text:p>
              </table:table-cell>
              <table:table-cell office:value-type="float" office:value="113287">
                <text:p>113287</text:p>
              </table:table-cell>
              <table:table-cell office:value-type="float" office:value="333816">
                <text:p>333816</text:p>
              </table:table-cell>
              <table:table-cell office:value-type="float" office:value="515076">
                <text:p>515076</text:p>
              </table:table-cell>
            </table:table-row>
            <table:table-row>
              <table:table-cell office:value-type="string">
                <text:p>'Sat. 9'                      </text:p>
                <text:list>
                  <text:list-item>
                    <text:p>'Sat. 9'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  <text:list-item>
                    <text:p> </text:p>
                  </text:list-item>
                </text:list>
                <draw:g>
                  <svg:desc>density.A10:density.L10</svg:desc>
                </draw:g>
              </table:table-cell>
              <table:table-cell office:value-type="float" office:value="NaN">
                <text:p>NaN</text:p>
                <draw:g>
                  <svg:desc>density.M10:density.B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336">
                <text:p>336</text:p>
              </table:table-cell>
              <table:table-cell office:value-type="float" office:value="2004">
                <text:p>2004</text:p>
              </table:table-cell>
              <table:table-cell office:value-type="float" office:value="11732">
                <text:p>11732</text:p>
              </table:table-cell>
              <table:table-cell office:value-type="float" office:value="64312">
                <text:p>64312</text:p>
              </table:table-cell>
              <table:table-cell office:value-type="float" office:value="278298">
                <text:p>278298</text:p>
              </table:table-cell>
              <table:table-cell office:value-type="float" office:value="643221">
                <text:p>643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084cm" svg:height="10.085cm" xlink:href=".." xlink:type="simple" chart:class="chart:line" chart:style-name="ch1">
        <chart:legend chart:legend-position="end" svg:x="18.549cm" svg:y="4.74cm" style:legend-expansion="high" chart:style-name="ch2"/>
        <chart:plot-area chart:style-name="ch3" table:cell-range-address="density.BY1:density.BY10" chart:data-source-has-labels="row" svg:x="0.401cm" svg:y="0.201cm" svg:width="17.747cm" svg:height="9.683cm">
          <chartooo:coordinate-region svg:x="1.139cm" svg:y="0.404cm" svg:width="16.912cm" svg:height="8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nsity.BY2:density.BY10" chart:label-cell-address="density.BY1:density.BY1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  <draw:g>
                  <svg:desc>density.BY1:density.B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983857746120775">
                <text:p>0.00000983857746120775</text:p>
                <draw:g>
                  <svg:desc>density.BY2:density.BY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889814388825102">
                <text:p>0.00889814388825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069749030173">
                <text:p>0.1150697490301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83168092112">
                <text:p>0.3568316809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6726461682705">
                <text:p>0.606726461682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301122123276">
                <text:p>0.7833011221232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7062312110095">
                <text:p>0.887062312110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2790323164798">
                <text:p>0.942790323164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1429836779937">
                <text:p>0.971429836779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